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69e2" officeooo:paragraph-rsid="000569e2"/>
    </style:style>
    <style:style style:name="P2" style:family="paragraph" style:parent-style-name="Standard">
      <style:paragraph-properties fo:text-align="center" style:justify-single-word="false"/>
      <style:text-properties officeooo:rsid="000569e2" officeooo:paragraph-rsid="00056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</text:p>
      <text:p text:style-name="P2"/>
      <text:p text:style-name="P2">by Kyle Eggleston</text:p>
      <text:p text:style-name="P1"/>
      <text:p text:style-name="P1">Joshua rode down the open highway towards the tool booth which marked the edge of town. Upon reaching it, he could tell something was wrong.</text:p>
      <text:p text:style-name="P1"/>
      <text:p text:style-name="P1">The woman running the booth was a zombie. She was stuck in the booth and didn't have a way to escape. The monster made hissing noises at Joshua. Her arms flailed about as she tried to attack him. Joshua fired his only friend in the world. A double barrel shot gun. The zombie dropped to the ground.</text:p>
      <text:p text:style-name="P1"/>
      <text:p text:style-name="P1">"Good to be back home." Joshua sighed heavi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09:26:07.734000000</meta:creation-date>
    <dc:date>2014-05-07T09:29:27.911000000</dc:date>
    <meta:editing-duration>P0D</meta:editing-duration>
    <meta:editing-cycles>1</meta:editing-cycles>
    <meta:document-statistic meta:table-count="0" meta:image-count="0" meta:object-count="0" meta:page-count="1" meta:paragraph-count="5" meta:word-count="94" meta:character-count="505" meta:non-whitespace-character-count="416"/>
    <meta:generator>LibreOffice/4.1.5.3$Windows_x86 LibreOffice_project/1c1366bba2ba2b554cd2ca4d87c06da81c05d24</meta:generator>
  </office:meta>
</office:document-meta>
</file>